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6d696" officeooo:paragraph-rsid="0016d696"/>
    </style:style>
    <style:style style:name="T1" style:family="text">
      <style:text-properties officeooo:rsid="0016d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а) сформулювати призначення програми;</text:p>
      <text:p text:style-name="Standard"><text:tab/>Найменування програми – «<text:span text:style-name="T1">Картотека домашньої бібліотеки</text:span>».</text:p>
      <text:p text:style-name="Standard"><text:tab/>Стисла назва – «<text:span text:style-name="T1">HomeLibrary</text:span>».</text:p>
      <text:p text:style-name="Standard"><text:tab/>Область застосування програми – ведення обліку <text:span text:style-name="T1">книг наявних в <text:tab/>доманшій бібліотеці їх жанри, описи чи прочитані й суб’єктивне враження <text:tab/>власника про них</text:span></text:p>
      <text:p text:style-name="Standard">б) осмислити область застосування;</text:p>
      <text:p text:style-name="P1">дана </text:p>
      <text:p text:style-name="Standard">в) визначити достатній перелік функцій, які виконуватиме програма;</text:p>
      <text:p text:style-name="Standard">г) запропонувати інтерфейс користувача, який надасть можливість</text:p>
      <text:p text:style-name="Standard">останньому використовувати всі функцій програми;</text:p>
      <text:p text:style-name="Standard">д) сформулювати вимоги до надійності та умови експлуатації;</text:p>
      <text:p text:style-name="Standard">е) передбачити порядок контролю та прийому розроблюваного</text:p>
      <text:p text:style-name="Standard">програмного забезпеченн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3:53:39.994507823</meta:creation-date>
    <meta:generator>LibreOffice/25.8.2.1$Linux_X86_64 LibreOffice_project/580$Build-1</meta:generator>
    <dc:date>2025-10-13T14:00:10.149913037</dc:date>
    <meta:editing-duration>PT5M34S</meta:editing-duration>
    <meta:editing-cycles>1</meta:editing-cycles>
    <meta:document-statistic meta:table-count="0" meta:image-count="0" meta:object-count="0" meta:page-count="1" meta:paragraph-count="12" meta:word-count="75" meta:character-count="635" meta:non-whitespace-character-count="563"/>
  </office:meta>
</office:document-meta>
</file>